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5in" fo:text-align="start" style:justify-single-word="false" style:text-autospace="none"/>
      <style:text-properties style:use-window-font-color="true" style:font-name="Verdana" fo:font-size="18pt" fo:font-style="normal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2" style:family="paragraph" style:parent-style-name="Standard">
      <style:paragraph-properties style:line-height-at-least="0.25in" fo:text-align="start" style:justify-single-word="false" style:text-autospace="none"/>
      <style:text-properties style:use-window-font-color="true" style:font-name="Verdana" fo:font-size="13pt" fo:font-style="normal" fo:font-weight="bold" style:font-name-asian="Verdana" style:font-size-asian="13pt" style:font-style-asian="normal" style:font-weight-asian="bold" style:font-name-complex="Verdana" style:font-size-complex="13pt" style:font-style-complex="normal" style:font-weight-complex="bold"/>
    </style:style>
    <style:style style:name="P3" style:family="paragraph" style:parent-style-name="Standard">
      <style:paragraph-properties style:line-height-at-least="0.25in" fo:text-align="start" style:justify-single-word="false" style:text-autospace="none"/>
      <style:text-properties fo:color="#999999" style:font-name="Verdana" fo:font-size="18pt" fo:font-style="normal" fo:font-weight="normal" style:font-name-asian="Verdana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P4" style:family="paragraph" style:parent-style-name="Standard">
      <style:text-properties fo:font-size="18pt" style:font-size-asian="18pt" style:font-size-complex="18pt"/>
    </style:style>
    <style:style style:name="P5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margin-left="0.5in" fo:margin-right="0in" style:line-height-at-least="0.25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Verdana" fo:font-size="18pt" fo:font-style="normal" fo:font-weight="normal" style:font-name-asian="Verdana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P7" style:family="paragraph" style:parent-style-name="Standard">
      <style:paragraph-properties fo:margin-left="0.5in" fo:margin-right="0in" style:line-height-at-least="0.361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fo:font-size="18pt" style:font-size-asian="18pt" style:font-size-complex="18pt"/>
    </style:style>
    <style:style style:name="P8" style:family="paragraph" style:parent-style-name="Standard">
      <style:paragraph-properties fo:margin-left="0.5in" fo:margin-right="0in" style:line-height-at-least="0.361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Verdana" fo:font-size="18pt" fo:font-style="normal" fo:font-weight="normal" style:font-name-asian="Verdana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P9" style:family="paragraph" style:parent-style-name="Standard" style:list-style-name="L1">
      <style:paragraph-properties fo:margin-left="0.5in" fo:margin-right="0in" style:line-height-at-least="0.25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Verdana" fo:font-size="18pt" fo:font-style="normal" fo:font-weight="normal" style:font-name-asian="Verdana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T1" style:family="text">
      <style:text-properties style:use-window-font-color="true" style:font-name="Verdana" fo:font-style="normal" fo:font-weight="bold" style:font-name-asian="Verdana" style:font-style-asian="normal" style:font-weight-asian="bold" style:font-name-complex="Verdana" style:font-style-complex="normal" style:font-weight-complex="bold"/>
    </style:style>
    <style:style style:name="T2" style:family="text">
      <style:text-properties style:use-window-font-color="true" style:font-name="Verdana" fo:font-style="normal" fo:font-weight="normal" style:font-name-asian="Verdana" style:font-style-asian="normal" style:font-weight-asian="normal" style:font-name-complex="Verdana" style:font-style-complex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hicken Marsala I</text:p>
      <text:p text:style-name="P2">Serves 4</text:p>
      <text:p text:style-name="P2"/>
      <text:p text:style-name="P1">INGREDIENTS</text:p>
      <text:p text:style-name="P7"><text:span text:style-name="T1"><text:tab/><text:tab/>4</text:span><text:span text:style-name="T2"> boneless, skinless chicken breasts (about 5 ounces each)</text:span></text:p>
      <text:p text:style-name="P7"><text:span text:style-name="T1"><text:tab/><text:tab/>1 </text:span><text:span text:style-name="T2">cup unbleached all-purpose flour</text:span></text:p>
      <text:p text:style-name="P7"><text:span text:style-name="T1"><text:tab/><text:tab/></text:span><text:span text:style-name="T2">Table salt</text:span></text:p>
      <text:p text:style-name="P7"><text:span text:style-name="T1"><text:tab/><text:tab/></text:span><text:span text:style-name="T2">Ground black pepper</text:span></text:p>
      <text:p text:style-name="P7"><text:span text:style-name="T1"><text:tab/><text:tab/>2 </text:span><text:span text:style-name="T2">tablespoons vegetable oil</text:span></text:p>
      <text:p text:style-name="P7"><text:span text:style-name="T1"><text:tab/><text:tab/>2 ½ </text:span><text:span text:style-name="T2">ounces pancetta (about 3 slices), cut into pieces 1 inch long and 1/8 inch wide</text:span></text:p>
      <text:p text:style-name="P7"><text:span text:style-name="T1"><text:tab/><text:tab/>8 </text:span><text:span text:style-name="T2">ounces white mushrooms, sliced (about 2 cups)</text:span></text:p>
      <text:p text:style-name="P7"><text:span text:style-name="T1"><text:tab/><text:tab/>1 </text:span><text:span text:style-name="T2">medium clove garlic, minced (about 1 teaspoon)</text:span></text:p>
      <text:p text:style-name="P7"><text:span text:style-name="T1"><text:tab/><text:tab/>1 </text:span><text:span text:style-name="T2">teaspoon tomato paste</text:span></text:p>
      <text:p text:style-name="P7"><text:span text:style-name="T1"><text:tab/><text:tab/>1 ½ </text:span><text:span text:style-name="T2">cups marsala wine (sweet)</text:span></text:p>
      <text:p text:style-name="P7"><text:span text:style-name="T1"><text:tab/><text:tab/>1 ½ </text:span><text:span text:style-name="T2">tablespoons lemon juice from 1 small lemon</text:span></text:p>
      <text:p text:style-name="P7"><text:span text:style-name="T1"><text:tab/><text:tab/>4 </text:span><text:span text:style-name="T2">tablespoons unsalted butter cut into 4 pieces, softened</text:span></text:p>
      <text:p text:style-name="P7"><text:span text:style-name="T1"><text:tab/><text:tab/>2 </text:span><text:span text:style-name="T2">tablespoons chopped fresh parsley leaves</text:span></text:p>
      <text:p text:style-name="P8"/>
      <text:p text:style-name="P1">INSTRUCTIONS</text:p>
      <text:p text:style-name="P6"><text:tab/><text:tab/>Adjust oven rack to lower-middle position, place large heatproof dinner plate on oven rack, and heat oven to 200 degrees. Heat 12-inch heavy-bottomed skillet over medium-high heat until very hot (you can hold your hand 2 inches above pan <text:soft-page-break/>surface for 3 to 4 seconds), about 3 minutes. </text:p>
      <text:p text:style-name="P6"><text:s text:c="6"/>Pat chicken breasts dry. Meanwhile, place flour in shallow baking dish or pie plate. Season both sides of chicken cutlets with salt and pepper; working one piece at a time, coat both sides with flour. Lift breast from tapered end and shake to remove excess flour; set aside. Add oil to hot skillet and heat until shimmering. Place floured cutlets in single layer in skillet and cook until golden brown, about 3 minutes. Using tongs, flip cutlets and cook on second side until golden brown and meat feels firm when pressed with finger, about 3 minutes longer. Transfer chicken to heated plate and return plate to oven.Return skillet to low heat and add pancetta; sauté, stirring occasionally and scraping pan bottom to loosen browned bits until pancetta is brown and crisp, about 4 minutes. With slotted spoon, transfer pancetta to paper towel--lined plate. Add mushrooms and increase heat to medium-high; sauté, stirring occasionally and scraping pan bottom, until liquid released by mushrooms evaporates and mushrooms begin to brown, about 8 minutes. Add garlic, tomato paste, and cooked pancetta; sauté while stirring until tomato paste begins to brown, about 1 minute.</text:p>
      <text:list xml:id="list1944072878" text:style-name="L1">
        <text:list-item>
          <text:list>
            <text:list-item>
              <text:list>
                <text:list-header>
                  <text:p text:style-name="P9">Off heat, add Marsala; return pan to high heat and simmer vigorously, scraping browned bits from pan bottom, until sauce is slightly syrupy and reduced to about 1 1/4 cups, about 5 minutes. </text:p>
                  <text:p text:style-name="P9"><text:soft-page-break/>Off heat, add lemon juice and any accumulated juices from chicken; whisk in butter 1 tablespoon at a time. Season to taste with salt and pepper, and stir in parsley. Pour sauce over chicken and serve immediately. </text:p>
                </text:list-header>
              </text:list>
            </text:list-item>
          </text:list>
        </text:list-item>
      </text:list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2-11-11T18:56:11</meta:creation-date>
    <dc:date>2012-11-11T19:04:20</dc:date>
    <dc:creator>Robert Houk</dc:creator>
    <meta:editing-duration>PT00H07M22S</meta:editing-duration>
    <meta:editing-cycles>2</meta:editing-cycles>
    <meta:generator>OpenOffice.org/3.2$Unix OpenOffice.org_project/320m18$Build-9502</meta:generator>
    <meta:document-statistic meta:table-count="0" meta:image-count="0" meta:object-count="0" meta:page-count="3" meta:paragraph-count="21" meta:word-count="406" meta:character-count="2463"/>
  </office:meta>
</office:document-meta>
</file>